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bd27" officeooo:paragraph-rsid="001abd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n -sf SFMT/libSFMT.a </text:p>
      <text:p text:style-name="P1">ln -sf Kernels/libFullMonteKernels.so </text:p>
      <text:p text:style-name="P1">ln -sf Kernels/Software/libFullMonteCore.so </text:p>
      <text:p text:style-name="P1">ln -sf OutputTypes/libFullMonteData.so </text:p>
      <text:p text:style-name="P1">ln -sf Kernels/libFullMonteKernels_TCL.so </text:p>
      <text:p text:style-name="P1">ln -sf Geometry/libFullMonteGeometry.so </text:p>
      <text:p text:style-name="P1">ln -sf Storage/TIMOS/libFullMonteTIMOS.so </text:p>
      <text:p text:style-name="P1">ln -sf Storage/TIMOS/libFullMonteTIMOS_TCL.so </text:p>
      <text:p text:style-name="P1">ln -sf VTK/libFullMonteVTK.so </text:p>
      <text:p text:style-name="P1">ln -sf Storage/BinFile/libFullMonteBinFile.so </text:p>
      <text:p text:style-name="P1">ln -sf Storage/BinFile/libFullMonteBinFile_TCL.so </text:p>
      <text:p text:style-name="P1">ln -sf Storage/STL/libFullMonteSTL.so </text:p>
      <text:p text:style-name="P1">ln -sf Storage/STL/libFullMonteSTL_TCL.so </text:p>
      <text:p text:style-name="P1">ln -sf Storage/TetGen/libFullMonteTetGen.so </text:p>
      <text:p text:style-name="P1">ln -sf Storage/TetGen/libFullMonteTetGen_TCL.so </text:p>
      <text:p text:style-name="P1">for d in DVH Geometry GUI Kernels Storage VTK SFMT Test vis VTK; do make -C $d libs; done; </text:p>
      <text:p text:style-name="P1">make: *** DVH: No such file or directory. <text:s/>Stop. </text:p>
      <text:p text:style-name="P1">make[1]: Entering directory `/home/houman/FullMonte/Geometry' </text:p>
      <text:p text:style-name="P1">g++ -Wall -std=c++11 -O3 -g -Wno-missing-braces -mavx -msse4 -fPIC -fabi-version=6 -I/home/houman -L/home/houman/FullMonte -c TetraMesh.cpp -o TetraMesh.o </text:p>
      <text:p text:style-name="P1">TetraMesh.cpp: In member function ‘std::vector&lt;unsigned int&gt; TetraMesh::facesBoundingRegion(unsigned int) const’: </text:p>
      <text:p text:style-name="P1">TetraMesh.cpp:75:9: error: ‘const struct std::array&lt;unsigned int, 2ul&gt;’ has no member named ‘value’ </text:p>
      <text:p text:style-name="P1"><text:s text:c="3"/>if (f.value()[0] != f.value()[1] &amp;&amp; (f.value()[0]==i || f.value()[1]==i)) </text:p>
      <text:p text:style-name="P1"><text:s text:c="9"/>^ </text:p>
      <text:p text:style-name="P1">TetraMesh.cpp:75:25: error: ‘const struct std::array&lt;unsigned int, 2ul&gt;’ has no member named ‘value’ </text:p>
      <text:p text:style-name="P1"><text:s text:c="3"/>if (f.value()[0] != f.value()[1] &amp;&amp; (f.value()[0]==i || f.value()[1]==i)) </text:p>
      <text:p text:style-name="P1"><text:s text:c="25"/>^ </text:p>
      <text:p text:style-name="P1">TetraMesh.cpp:75:42: error: ‘const struct std::array&lt;unsigned int, 2ul&gt;’ has no member named ‘value’ </text:p>
      <text:p text:style-name="P1"><text:s text:c="3"/>if (f.value()[0] != f.value()[1] &amp;&amp; (f.value()[0]==i || f.value()[1]==i)) </text:p>
      <text:p text:style-name="P1"><text:s text:c="42"/>^ </text:p>
      <text:p text:style-name="P1">TetraMesh.cpp:75:61: error: ‘const struct std::array&lt;unsigned int, 2ul&gt;’ has no member named ‘value’ </text:p>
      <text:p text:style-name="P1"><text:s text:c="3"/>if (f.value()[0] != f.value()[1] &amp;&amp; (f.value()[0]==i || f.value()[1]==i)) </text:p>
      <text:p text:style-name="P1"><text:s text:c="61"/>^ </text:p>
      <text:p text:style-name="P1">TetraMesh.cpp:76:20: error: ‘const struct std::array&lt;unsigned int, 2ul&gt;’ has no member named ‘index’ </text:p>
      <text:p text:style-name="P1"><text:s text:c="4"/>idx.push_back(f.index()); </text:p>
      <text:p text:style-name="P1"><text:s text:c="20"/>^ </text:p>
      <text:p text:style-name="P1">TetraMesh.cpp: In member function ‘void TetraMesh::make_tetra_perm()’: </text:p>
      <text:p text:style-name="P1">TetraMesh.cpp:97:16: error: request for member ‘value’ in ‘r’, which is of non-class type ‘const unsigned int’ </text:p>
      <text:p text:style-name="P1"><text:s text:c="3"/>tetra_perm[r.value()].push_back(r.index()); </text:p>
      <text:p text:style-name="P1"><text:s text:c="16"/>^ </text:p>
      <text:p text:style-name="P1">TetraMesh.cpp:97:37: error: request for member ‘index’ in ‘r’, which is of non-class type ‘const unsigned int’ </text:p>
      <text:p text:style-name="P1"><text:s text:c="3"/>tetra_perm[r.value()].push_back(r.index()); </text:p>
      <text:p text:style-name="P1"><text:s text:c="37"/>^ </text:p>
      <text:p text:style-name="P1">TetraMesh.cpp:103:12: error: ‘const class std::vector&lt;unsigned int&gt;’ has no member named ‘value’ </text:p>
      <text:p text:style-name="P1"><text:s text:c="3"/>sum += v.value().size(); </text:p>
      <text:p text:style-name="P1"><text:s text:c="12"/>^ </text:p>
      <text:p text:style-name="P1"><text:soft-page-break/>TetraMesh.cpp:104:28: error: ‘const class std::vector&lt;unsigned int&gt;’ has no member named ‘index’ </text:p>
      <text:p text:style-name="P1"><text:s text:c="3"/>cout &lt;&lt; " <text:s/>Region " &lt;&lt; v.index() &lt;&lt; ": " &lt;&lt; v.value().size() &lt;&lt; " elements" &lt;&lt; endl; </text:p>
      <text:p text:style-name="P1"><text:s text:c="28"/>^ </text:p>
      <text:p text:style-name="P1">TetraMesh.cpp:104:49: error: ‘const class std::vector&lt;unsigned int&gt;’ has no member named ‘value’ </text:p>
      <text:p text:style-name="P1"><text:s text:c="3"/>cout &lt;&lt; " <text:s/>Region " &lt;&lt; v.index() &lt;&lt; ": " &lt;&lt; v.value().size() &lt;&lt; " elements" &lt;&lt; endl; </text:p>
      <text:p text:style-name="P1"><text:s text:c="49"/>^ </text:p>
      <text:p text:style-name="P1">TetraMesh.cpp: In member function ‘void TetraMesh::tetrasToFaces()’: </text:p>
      <text:p text:style-name="P1">TetraMesh.cpp:194:32: error: ‘class TetraByPointID’ has no member named ‘value’ </text:p>
      <text:p text:style-name="P1"><text:s text:c="3"/>TetraByPointID IDps_sort = T.value(); </text:p>
      <text:p text:style-name="P1"><text:s text:c="32"/>^ </text:p>
      <text:p text:style-name="P1">TetraMesh.cpp:197:47: error: ‘class TetraByPointID’ has no member named ‘index’ </text:p>
      <text:p text:style-name="P1"><text:s text:c="9"/>tetraMap.insert(make_pair(IDps_sort,T.index())); </text:p>
      <text:p text:style-name="P1"><text:s text:c="47"/>^ </text:p>
      <text:p text:style-name="P1">TetraMesh.cpp:202:27: error: ‘const struct face_opposite’ has no member named ‘value’ </text:p>
      <text:p text:style-name="P1"><text:s text:c="12"/>IDps_sort[perm.value().faceidx[0]], </text:p>
      <text:p text:style-name="P1"><text:s text:c="27"/>^ </text:p>
      <text:p text:style-name="P1">TetraMesh.cpp:203:27: error: ‘const struct face_opposite’ has no member named ‘value’ </text:p>
      <text:p text:style-name="P1"><text:s text:c="12"/>IDps_sort[perm.value().faceidx[1]], </text:p>
      <text:p text:style-name="P1"><text:s text:c="27"/>^ </text:p>
      <text:p text:style-name="P1">TetraMesh.cpp:204:27: error: ‘const struct face_opposite’ has no member named ‘value’ </text:p>
      <text:p text:style-name="P1"><text:s text:c="12"/>IDps_sort[perm.value().faceidx[2]]); </text:p>
      <text:p text:style-name="P1"><text:s text:c="27"/>^ </text:p>
      <text:p text:style-name="P1">TetraMesh.cpp:212:53: error: ‘const struct face_opposite’ has no member named ‘value’ </text:p>
      <text:p text:style-name="P1"><text:s text:c="11"/>if (F.back().pointHeight(P[IDps_sort[perm.value().oppidx]]) &lt; 0) </text:p>
      <text:p text:style-name="P1"><text:s text:c="53"/>^ </text:p>
      <text:p text:style-name="P1">TetraMesh.cpp:214:55: error: ‘class TetraByPointID’ has no member named ‘index’ </text:p>
      <text:p text:style-name="P1"><text:s text:c="11"/>F_t.push_back(array&lt;unsigned,2&gt;{(unsigned)T.index(),0}); </text:p>
      <text:p text:style-name="P1"><text:s text:c="55"/>^ </text:p>
      <text:p text:style-name="P1">TetraMesh.cpp:216:17: error: ‘class TetraByPointID’ has no member named ‘index’ </text:p>
      <text:p text:style-name="P1"><text:s text:c="11"/>T_f[T.index()][perm.index()] = p.first-&gt;second; <text:s text:c="2"/>// link the tetra to the face </text:p>
      <text:p text:style-name="P1"><text:s text:c="17"/>^ </text:p>
      <text:p text:style-name="P1">TetraMesh.cpp:216:31: error: ‘const struct face_opposite’ has no member named ‘index’ </text:p>
      <text:p text:style-name="P1"><text:s text:c="11"/>T_f[T.index()][perm.index()] = p.first-&gt;second; <text:s text:c="2"/>// link the tetra to the face </text:p>
      <text:p text:style-name="P1"><text:s text:c="31"/>^ </text:p>
      <text:p text:style-name="P1">TetraMesh.cpp:220:39: error: ‘class TetraByPointID’ has no member named ‘index’ </text:p>
      <text:p text:style-name="P1"><text:s text:c="11"/>F_t[p.first-&gt;second][1] = T.index(); </text:p>
      <text:p text:style-name="P1"><text:s text:c="39"/>^ </text:p>
      <text:p text:style-name="P1">TetraMesh.cpp:221:17: error: ‘class TetraByPointID’ has no member named ‘index’ </text:p>
      <text:p text:style-name="P1"><text:s text:c="11"/>T_f[T.index()][perm.index()] = -p.first-&gt;second; <text:s text:c="2"/>// link the tetra to the face </text:p>
      <text:p text:style-name="P1"><text:s text:c="17"/>^ </text:p>
      <text:p text:style-name="P1">TetraMesh.cpp:221:31: error: ‘const struct face_opposite’ has no member named ‘index’ </text:p>
      <text:p text:style-name="P1"><text:s text:c="11"/>T_f[T.index()][perm.index()] = -p.first-&gt;second; <text:s text:c="2"/>// link the tetra to the face </text:p>
      <text:p text:style-name="P1"><text:s text:c="31"/>^ </text:p>
      <text:p text:style-name="P1">TetraMesh.cpp: In member function ‘std::vector&lt;Tetra&gt; TetraMesh::makeKernelTetras() const’: </text:p>
      <text:p text:style-name="P1">TetraMesh.cpp:269:7: error: ‘struct Tetra’ has no member named ‘value’ </text:p>
      <text:p text:style-name="P1"><text:s text:c="3"/>tet.value().IDfs <text:s/>= T_f[tet.index()]; </text:p>
      <text:p text:style-name="P1"><text:s text:c="7"/>^ </text:p>
      <text:p text:style-name="P1">TetraMesh.cpp:269:31: error: ‘struct Tetra’ has no member named ‘index’ </text:p>
      <text:p text:style-name="P1"><text:s text:c="3"/>tet.value().IDfs <text:s/>= T_f[tet.index()]; </text:p>
      <text:p text:style-name="P1"><text:soft-page-break/><text:s text:c="31"/>^ </text:p>
      <text:p text:style-name="P1">TetraMesh.cpp:270:7: error: ‘struct Tetra’ has no member named ‘value’ </text:p>
      <text:p text:style-name="P1"><text:s text:c="3"/>tet.value().matID = T_m[tet.index()]; </text:p>
      <text:p text:style-name="P1"><text:s text:c="7"/>^ </text:p>
      <text:p text:style-name="P1">TetraMesh.cpp:270:31: error: ‘struct Tetra’ has no member named ‘index’ </text:p>
      <text:p text:style-name="P1"><text:s text:c="3"/>tet.value().matID = T_m[tet.index()]; </text:p>
      <text:p text:style-name="P1"><text:s text:c="31"/>^ </text:p>
      <text:p text:style-name="P1">TetraMesh.cpp:277:18: error: ‘struct Tetra’ has no member named ‘value’ </text:p>
      <text:p text:style-name="P1"><text:s text:c="4"/>int IDf = tet.value().IDfs[i]; </text:p>
      <text:p text:style-name="P1"><text:s text:c="18"/>^ </text:p>
      <text:p text:style-name="P1">In file included from /usr/include/boost/assert.hpp:50:0, </text:p>
      <text:p text:style-name="P1"><text:s text:c="17"/>from /usr/include/boost/functional/hash/detail/hash_float.hpp:19, </text:p>
      <text:p text:style-name="P1"><text:s text:c="17"/>from /usr/include/boost/functional/hash/hash.hpp:15, </text:p>
      <text:p text:style-name="P1"><text:s text:c="17"/>from /usr/include/boost/functional/hash.hpp:6, </text:p>
      <text:p text:style-name="P1"><text:s text:c="17"/>from TetraMesh.hpp:21, </text:p>
      <text:p text:style-name="P1"><text:s text:c="17"/>from TetraMesh.cpp:13: </text:p>
      <text:p text:style-name="P1">TetraMesh.cpp:294:30: error: ‘struct Tetra’ has no member named ‘index’ </text:p>
      <text:p text:style-name="P1"><text:s text:c="4"/>assert(IDts_adj[0] == tet.index() || IDts_adj[1] == tet.index() || tet.index()==0); </text:p>
      <text:p text:style-name="P1"><text:s text:c="30"/>^ </text:p>
      <text:p text:style-name="P1">TetraMesh.cpp:294:60: error: ‘struct Tetra’ has no member named ‘index’ </text:p>
      <text:p text:style-name="P1"><text:s text:c="4"/>assert(IDts_adj[0] == tet.index() || IDts_adj[1] == tet.index() || tet.index()==0); </text:p>
      <text:p text:style-name="P1"><text:s text:c="60"/>^ </text:p>
      <text:p text:style-name="P1">TetraMesh.cpp:294:75: error: ‘struct Tetra’ has no member named ‘index’ </text:p>
      <text:p text:style-name="P1"><text:s text:c="4"/>assert(IDts_adj[0] == tet.index() || IDts_adj[1] == tet.index() || tet.index()==0); </text:p>
      <text:p text:style-name="P1"><text:s text:c="75"/>^ </text:p>
      <text:p text:style-name="P1">TetraMesh.cpp:297:27: error: ‘struct Tetra’ has no member named ‘index’ </text:p>
      <text:p text:style-name="P1"><text:s text:c="4"/>if (IDts_adj[0] == tet.index()) </text:p>
      <text:p text:style-name="P1"><text:s text:c="27"/>^ </text:p>
      <text:p text:style-name="P1">TetraMesh.cpp:298:9: error: ‘struct Tetra’ has no member named ‘value’ </text:p>
      <text:p text:style-name="P1"><text:s text:c="5"/>tet.value().adjTetras[i] = IDts_adj[1]; </text:p>
      <text:p text:style-name="P1"><text:s text:c="9"/>^ </text:p>
      <text:p text:style-name="P1">TetraMesh.cpp:299:32: error: ‘struct Tetra’ has no member named ‘index’ </text:p>
      <text:p text:style-name="P1"><text:s text:c="4"/>else if (IDts_adj[1] == tet.index()) </text:p>
      <text:p text:style-name="P1"><text:s text:c="32"/>^ </text:p>
      <text:p text:style-name="P1">TetraMesh.cpp:300:9: error: ‘struct Tetra’ has no member named ‘value’ </text:p>
      <text:p text:style-name="P1"><text:s text:c="5"/>tet.value().adjTetras[i] = IDts_adj[0]; </text:p>
      <text:p text:style-name="P1"><text:s text:c="9"/>^ </text:p>
      <text:p text:style-name="P1">In file included from /usr/include/boost/assert.hpp:50:0, </text:p>
      <text:p text:style-name="P1"><text:s text:c="17"/>from /usr/include/boost/functional/hash/detail/hash_float.hpp:19, </text:p>
      <text:p text:style-name="P1"><text:s text:c="17"/>from /usr/include/boost/functional/hash/hash.hpp:15, </text:p>
      <text:p text:style-name="P1"><text:s text:c="17"/>from /usr/include/boost/functional/hash.hpp:6, </text:p>
      <text:p text:style-name="P1"><text:s text:c="17"/>from TetraMesh.hpp:21, </text:p>
      <text:p text:style-name="P1"><text:s text:c="17"/>from TetraMesh.cpp:13: </text:p>
      <text:p text:style-name="P1">TetraMesh.cpp:302:16: error: ‘struct Tetra’ has no member named ‘index’ </text:p>
      <text:p text:style-name="P1"><text:s text:c="5"/>assert(tet.index()==0); </text:p>
      <text:p text:style-name="P1"><text:s text:c="16"/>^ </text:p>
      <text:p text:style-name="P1">TetraMesh.cpp:305:7: error: ‘struct Tetra’ has no member named ‘value’ </text:p>
      <text:p text:style-name="P1"><text:s text:c="3"/>tet.value().nx=_mm_setr_ps(n[0][0],n[1][0],n[2][0],n[3][0]); </text:p>
      <text:p text:style-name="P1"><text:s text:c="7"/>^ </text:p>
      <text:p text:style-name="P1"><text:soft-page-break/>TetraMesh.cpp:306:7: error: ‘struct Tetra’ has no member named ‘value’ </text:p>
      <text:p text:style-name="P1"><text:s text:c="3"/>tet.value().ny=_mm_setr_ps(n[0][1],n[1][1],n[2][1],n[3][1]); </text:p>
      <text:p text:style-name="P1"><text:s text:c="7"/>^ </text:p>
      <text:p text:style-name="P1">TetraMesh.cpp:307:7: error: ‘struct Tetra’ has no member named ‘value’ </text:p>
      <text:p text:style-name="P1"><text:s text:c="3"/>tet.value().nz=_mm_setr_ps(n[0][2],n[1][2],n[2][2],n[3][2]); </text:p>
      <text:p text:style-name="P1"><text:s text:c="7"/>^ </text:p>
      <text:p text:style-name="P1">TetraMesh.cpp:308:7: error: ‘struct Tetra’ has no member named ‘value’ </text:p>
      <text:p text:style-name="P1"><text:s text:c="3"/>tet.value().C =_mm_setr_ps(C[0],C[1],C[2],C[3]); </text:p>
      <text:p text:style-name="P1"><text:s text:c="7"/>^ </text:p>
      <text:p text:style-name="P1">In file included from /usr/include/boost/iterator/iterator_categories.hpp:22:0, </text:p>
      <text:p text:style-name="P1"><text:s text:c="17"/>from /usr/include/boost/iterator/detail/facade_iterator_category.hpp:7, </text:p>
      <text:p text:style-name="P1"><text:s text:c="17"/>from /usr/include/boost/iterator/iterator_facade.hpp:14, </text:p>
      <text:p text:style-name="P1"><text:s text:c="17"/>from /usr/include/boost/range/iterator_range_core.hpp:23, </text:p>
      <text:p text:style-name="P1"><text:s text:c="17"/>from /usr/include/boost/range/iterator_range.hpp:13, </text:p>
      <text:p text:style-name="P1"><text:s text:c="17"/>from /usr/include/boost/range/adaptor/indexed.hpp:21, </text:p>
      <text:p text:style-name="P1"><text:s text:c="17"/>from TetraMesh.cpp:8: </text:p>
      <text:p text:style-name="P1">/usr/include/boost/iterator/iterator_adaptor.hpp: In instantiation of ‘void boost::detail::iterator_adaptor_assert_traversal() [with Tr1 = boost::bidirectional_traversal_tag; Tr2 = boost::random_access_traversal_tag]’: </text:p>
      <text:p text:style-name="P1">/usr/include/boost/iterator/iterator_adaptor.hpp:347:11: <text:s text:c="2"/>required from ‘typename boost::detail::iterator_adaptor_base&lt;Derived, Base, Value, Traversal, Reference, Difference&gt;::type::difference_type boost::iterator_adaptor&lt;Derived, Base, Value, Traversal, Reference, Difference&gt;::distance_to(const boost::iterator_adaptor&lt;OtherDerived, OtherIterator, V, C, R, D&gt;&amp;) const [with OtherDerived = boost::filter_iterator&lt;TetraMesh::tetrasToFaces()::__lambda1, __gnu_cxx::__normal_iterator&lt;std::array&lt;unsigned int, 2ul&gt;*, std::vector&lt;std::array&lt;unsigned int, 2ul&gt; &gt; &gt; &gt;; OtherIterator = __gnu_cxx::__normal_iterator&lt;std::array&lt;unsigned int, 2ul&gt;*, std::vector&lt;std::array&lt;unsigned int, 2ul&gt; &gt; &gt;; V = boost::use_default; C = boost::bidirectional_traversal_tag; R = boost::use_default; D = boost::use_default; Derived = boost::filter_iterator&lt;TetraMesh::tetrasToFaces()::__lambda1, __gnu_cxx::__normal_iterator&lt;std::array&lt;unsigned int, 2ul&gt;*, std::vector&lt;std::array&lt;unsigned int, 2ul&gt; &gt; &gt; &gt;; Base = __gnu_cxx::__normal_iterator&lt;std::array&lt;unsigned int, 2ul&gt;*, std::vector&lt;std::array&lt;unsigned int, 2ul&gt; &gt; &gt;; Value = boost::use_default; Traversal = boost::bidirectional_traversal_tag; Reference = boost::use_default; Difference = boost::use_default; typename boost::detail::iterator_adaptor_base&lt;Derived, Base, Value, Traversal, Reference, Difference&gt;::type::difference_type = long int]’ </text:p>
      <text:p text:style-name="P1">/usr/include/boost/iterator/iterator_facade.hpp:551:18: <text:s text:c="2"/>required from ‘static typename Facade1::difference_type boost::iterator_core_access::distance_from(const Facade1&amp;, const Facade2&amp;, mpl_::true_) [with Facade1 = boost::filter_iterator&lt;TetraMesh::tetrasToFaces()::__lambda1, __gnu_cxx::__normal_iterator&lt;std::array&lt;unsigned int, 2ul&gt;*, std::vector&lt;std::array&lt;unsigned int, 2ul&gt; &gt; &gt; &gt;; Facade2 = boost::filter_iterator&lt;TetraMesh::tetrasToFaces()::__lambda1, __gnu_cxx::__normal_iterator&lt;std::array&lt;unsigned int, 2ul&gt;*, std::vector&lt;std::array&lt;unsigned int, 2ul&gt; &gt; &gt; &gt;; typename Facade1::difference_type = long int; mpl_::true_ = mpl_::bool_&lt;true&gt;]’ </text:p>
      <text:p text:style-name="P1">/usr/include/boost/iterator/iterator_facade.hpp:842:3: <text:s text:c="2"/>required from ‘typename boost::detail::enable_if_interoperable&lt;Derived1, Derived2, typename boost::mpl::apply2&lt;boost::detail::choose_difference_type, Derived1, Derived2&gt;::type&gt;::type boost::operator-(const boost::iterator_facade&lt;Derived1, V1, TC1, Reference1, Difference1&gt;&amp;, const boost::iterator_facade&lt;Derived2, V2, TC2, Reference2, Difference2&gt;&amp;) [with Derived1 = boost::filter_iterator&lt;TetraMesh::tetrasToFaces()::__lambda1, __gnu_cxx::__normal_iterator&lt;std::array&lt;unsigned int, 2ul&gt;*, std::vector&lt;std::array&lt;unsigned int, <text:soft-page-break/>2ul&gt; &gt; &gt; &gt;; V1 = std::array&lt;unsigned int, 2ul&gt;; TC1 = boost::bidirectional_traversal_tag; Reference1 = std::array&lt;unsigned int, 2ul&gt;&amp;; Difference1 = long int; Derived2 = boost::filter_iterator&lt;TetraMesh::tetrasToFaces()::__lambda1, __gnu_cxx::__normal_iterator&lt;std::array&lt;unsigned int, 2ul&gt;*, std::vector&lt;std::array&lt;unsigned int, 2ul&gt; &gt; &gt; &gt;; V2 = std::array&lt;unsigned int, 2ul&gt;; TC2 = boost::bidirectional_traversal_tag; Reference2 = std::array&lt;unsigned int, 2ul&gt;&amp;; Difference2 = long int; typename boost::detail::enable_if_interoperable&lt;Derived1, Derived2, typename boost::mpl::apply2&lt;boost::detail::choose_difference_type, Derived1, Derived2&gt;::type&gt;::type = long int]’ </text:p>
      <text:p text:style-name="P1">/usr/include/boost/range/size.hpp:32:13: <text:s text:c="2"/>required from ‘typename boost::range_size&lt;const T&gt;::type boost::range_detail::range_calculate_size(const SinglePassRange&amp;) [with SinglePassRange = boost::range_detail::filtered_range&lt;TetraMesh::tetrasToFaces()::__lambda1, std::vector&lt;std::array&lt;unsigned int, 2ul&gt; &gt; &gt;; typename boost::range_size&lt;const T&gt;::type = long unsigned int]’ </text:p>
      <text:p text:style-name="P1">/usr/include/boost/range/size.hpp:47:40: <text:s text:c="2"/>required from ‘typename boost::range_size&lt;const T&gt;::type boost::size(const SinglePassRange&amp;) [with SinglePassRange = boost::range_detail::filtered_range&lt;TetraMesh::tet errorerrorerrorerrorerrorerrorerrorerrorerrorerrorerrorerrorerrorerrorerrorerrorerrorerrorerrorerrorerrorerrorerrorerrorerrorerrorerrorerrorerrorerrorerrorerrorerrorerrorerrorerrorerrorerrorerrorErrorerrorErrorErrorErrorerrorErrorErrorErrorerror rasToFaces()::__lambda1, std::vector&lt;std::array&lt;unsigned int, 2ul&gt; &gt; &gt;; typename boost::range_size&lt;const T&gt;::type = long unsigned int]’ </text:p>
      <text:p text:style-name="P1">TetraMesh.cpp:227:75: <text:s text:c="2"/>required from here </text:p>
      <text:p text:style-name="P1">/usr/include/boost/iterator/iterator_adaptor.hpp:224:7: error: static assertion failed: (is_convertible&lt;Tr1, Tr2&gt;::value) </text:p>
      <text:p text:style-name="P1"><text:s text:c="7"/>BOOST_STATIC_ASSERT((is_convertible&lt;Tr1, Tr2&gt;::value)); </text:p>
      <text:p text:style-name="P1"><text:s text:c="7"/>^ </text:p>
      <text:p text:style-name="P1">make[1]: *** [TetraMesh.o] Error 1 </text:p>
      <text:p text:style-name="P1">make[1]: Leaving directory `/home/houman/FullMonte/Geometry' </text:p>
      <text:p text:style-name="P1">make[1]: Entering directory `/home/houman/FullMonte/GUI' </text:p>
      <text:p text:style-name="P1">make[1]: Nothing to be done for `libs'. </text:p>
      <text:p text:style-name="P1">make[1]: Leaving directory `/home/houman/FullMonte/GUI' </text:p>
      <text:p text:style-name="P1">make[1]: Entering directory `/home/houman/FullMonte/Kernels' </text:p>
      <text:p text:style-name="P1">Makefile:11: warning: overriding commands for target `clean' </text:p>
      <text:p text:style-name="P1">../Makefile.in:71: warning: ignoring old commands for target `clean' </text:p>
      <text:p text:style-name="P1">for d in CAPI Software; do make -C $d libs; done; </text:p>
      <text:p text:style-name="P1">make: Entering an unknown directory </text:p>
      <text:p text:style-name="P1">make: *** CAPI: No such file or directory. <text:s/>Stop. </text:p>
      <text:p text:style-name="P1">make: Leaving an unknown directory </text:p>
      <text:p text:style-name="P1">make[2]: Entering directory `/home/houman/FullMonte/Kernels/Software' </text:p>
      <text:p text:style-name="P1">g++ -Wall -fabi-version=6 -mavx -msse4 -fPIC -shared -L/home/houman/FullMonte -shared -L. -lFullMonteGeometry -lFullMonteData -L../../SFMT -lSFMT -lboost_system -lboost_timer -lboost_chrono -o libFullMonteCore.so LoggerSurface.o LoggerConservation.o LoggerEvent.o sse.o RandomAVX.o OStreamObserver.o FullMonte.o LoggerVolume.o </text:p>
      <text:p text:style-name="P1">/usr/bin/ld: cannot find -lFullMonteGeometry </text:p>
      <text:p text:style-name="P1">/usr/bin/ld: cannot find -lFullMonteData </text:p>
      <text:p text:style-name="P1">/usr/bin/ld: cannot find -lSFMT </text:p>
      <text:p text:style-name="P1">collect2: error: ld returned 1 exit status </text:p>
      <text:p text:style-name="P1">make[2]: *** [libFullMonteCore.so] Error 1 </text:p>
      <text:p text:style-name="P1">make[2]: Leaving directory `/home/houman/FullMonte/Kernels/Software' </text:p>
      <text:p text:style-name="P1"><text:soft-page-break/>make[1]: *** [sublibs] Error 2 </text:p>
      <text:p text:style-name="P1">make[1]: Leaving directory `/home/houman/FullMonte/Kernels' </text:p>
      <text:p text:style-name="P1">make[1]: Entering directory `/home/houman/FullMonte/Storage' </text:p>
      <text:p text:style-name="P1">Makefile:6: warning: overriding commands for target `clean' </text:p>
      <text:p text:style-name="P1">../Makefile.in:71: warning: ignoring old commands for target `clean' </text:p>
      <text:p text:style-name="P1">for d in CommonParser NIRFAST Postgres STL TIMOS TetGen; do make -C $d libs; done </text:p>
      <text:p text:style-name="P1">make[2]: Entering directory `/home/houman/FullMonte/Storage/CommonParser' </text:p>
      <text:p text:style-name="P1">make[2]: *** No rule to make target `libs'. <text:s/>Stop. </text:p>
      <text:p text:style-name="P1">make[2]: Leaving directory `/home/houman/FullMonte/Storage/CommonParser' </text:p>
      <text:p text:style-name="P1">make: Entering an unknown directory </text:p>
      <text:p text:style-name="P1">make: *** NIRFAST: No such file or directory. <text:s/>Stop. </text:p>
      <text:p text:style-name="P1">make: Leaving an unknown directory </text:p>
      <text:p text:style-name="P1">make[2]: Entering directory `/home/houman/FullMonte/Storage/Postgres' </text:p>
      <text:p text:style-name="P1">make[2]: *** No rule to make target `libs'. <text:s/>Stop. </text:p>
      <text:p text:style-name="P1">make[2]: Leaving directory `/home/houman/FullMonte/Storage/Postgres' </text:p>
      <text:p text:style-name="P1">make[2]: Entering directory `/home/houman/FullMonte/Storage/STL' </text:p>
      <text:p text:style-name="P1">make[2]: *** No rule to make target `libs'. <text:s/>Stop. </text:p>
      <text:p text:style-name="P1">make[2]: Leaving directory `/home/houman/FullMonte/Storage/STL' </text:p>
      <text:p text:style-name="P1">make[2]: Entering directory `/home/houman/FullMonte/Storage/TIMOS' </text:p>
      <text:p text:style-name="P1">Makefile:34: warning: overriding commands for target `clean' </text:p>
      <text:p text:style-name="P1">../../Makefile.in:71: warning: ignoring old commands for target `clean' </text:p>
      <text:p text:style-name="P1">java -jar /usr/local/antlrv3/antlr-3.5.2-complete-no-st3.jar TIMOS.g </text:p>
      <text:p text:style-name="P1">make[2]: java: Command not found </text:p>
      <text:p text:style-name="P1">make[2]: *** [TIMOSParser.h] Error 127 </text:p>
      <text:p text:style-name="P1">make[2]: Leaving directory `/home/houman/FullMonte/Storage/TIMOS' </text:p>
      <text:p text:style-name="P1">make[2]: Entering directory `/home/houman/FullMonte/Storage/TetGen' </text:p>
      <text:p text:style-name="P1">g++ -Wall -fabi-version=6 -mavx -msse4 -fPIC -shared -L/home/houman/FullMonte -o libFullMonteTetGen.so TetGenReader.o TetGenWriter.o -lFullMonteGeometry </text:p>
      <text:p text:style-name="P1">/usr/bin/ld: cannot find -lFullMonteGeometry </text:p>
      <text:p text:style-name="P1">collect2: error: ld returned 1 exit status </text:p>
      <text:p text:style-name="P1">make[2]: *** [libFullMonteTetGen.so] Error 1 </text:p>
      <text:p text:style-name="P1">make[2]: Leaving directory `/home/houman/FullMonte/Storage/TetGen' </text:p>
      <text:p text:style-name="P1">make[1]: *** [libs] Error 2 </text:p>
      <text:p text:style-name="P1">make[1]: Leaving directory `/home/houman/FullMonte/Storage' </text:p>
      <text:p text:style-name="P1">make[1]: Entering directory `/home/houman/FullMonte/VTK' </text:p>
      <text:p text:style-name="P1">make[1]: *** No rule to make target `libs'. <text:s/>Stop. </text:p>
      <text:p text:style-name="P1">make[1]: Leaving directory `/home/houman/FullMonte/VTK' </text:p>
      <text:p text:style-name="P1">make[1]: Entering directory `/home/houman/FullMonte/SFMT' </text:p>
      <text:p text:style-name="P1">make[1]: *** No rule to make target `libs'. <text:s/>Stop. </text:p>
      <text:p text:style-name="P1">make[1]: Leaving directory `/home/houman/FullMonte/SFMT' </text:p>
      <text:p text:style-name="P1">make: *** Test: No such file or directory. <text:s/>Stop. </text:p>
      <text:p text:style-name="P1">make[1]: Entering directory `/home/houman/FullMonte/vis' </text:p>
      <text:p text:style-name="P1">make[1]: *** No rule to make target `libs'. <text:s/>Stop. </text:p>
      <text:p text:style-name="P1">make[1]: Leaving directory `/home/houman/FullMonte/vis' </text:p>
      <text:p text:style-name="P1">make[1]: Entering directory `/home/houman/FullMonte/VTK' </text:p>
      <text:p text:style-name="P1">make[1]: *** No rule to make target `libs'. <text:s/>Stop. </text:p>
      <text:p text:style-name="P1">make[1]: Leaving directory `/home/houman/FullMonte/VTK' </text:p>
      <text:p text:style-name="P1">make: *** [libs] Error 2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4:08:07.966903986</meta:creation-date>
    <meta:editing-duration>P0D</meta:editing-duration>
    <meta:editing-cycles>2</meta:editing-cycles>
    <meta:generator>LibreOffice/4.2.8.2$Linux_X86_64 LibreOffice_project/420m0$Build-2</meta:generator>
    <dc:date>2015-05-28T14:08:55.451170214</dc:date>
    <meta:document-statistic meta:table-count="0" meta:image-count="0" meta:object-count="0" meta:page-count="6" meta:paragraph-count="236" meta:word-count="1515" meta:character-count="17944" meta:non-whitespace-character-count="14807"/>
  </office:meta>
</office:document-meta>
</file>